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splash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fo:color="#f6f9d4" loext:opacity="100%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color="#f6f9d4" loext:opacity="100%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(No Sound) 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Strengths</text:span></text:p>
              </text:list-item>
              <text:list-item>
                <text:p><text:span text:style-name="T4">Abstraction</text:span></text:p>
              </text:list-item>
              <text:list-item>
                <text:p><text:span text:style-name="T4">Consistency</text:span></text:p>
              </text:list-item>
              <text:list-item>
                <text:p><text:span text:style-name="T4">Scalability</text:span></text:p>
              </text:list-item>
              <text:list-item>
                <text:p><text:span text:style-name="T4">Flexibility</text:span></text:p>
              </text:list-item>
            </text:list>
          </draw:text-box>
        </draw:frame>
        <draw:frame draw:name="Media object 1" draw:style-name="gr2" draw:layer="layout" svg:width="0.254cm" svg:height="0.254cm" svg:x="0.254cm" svg:y="0.254cm">
          <draw:plugin xlink:href="../sound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2">S.W.O.T. Analysis of the Creational Pattern: Abstract Factory Design Pattern Using PHP 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Strengths</text:span></text:p>
                <text:list>
                  <text:list-item>
                    <text:p><text:span text:style-name="T4">Consistenc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01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**Strengths**</text:p>
              <text:p text:style-name="P2">1. **Consistency:** 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Strengths</text:span></text:p>
                <text:list>
                  <text:list-item>
                    <text:p><text:span text:style-name="T4">Consistenc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01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2"><text:s/>Provides a consistent interface for creating related objects without specifying their concrete classes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Strengths</text:span></text:p>
                <text:list>
                  <text:list-item>
                    <text:p><text:span text:style-name="T4">Consistency</text:span></text:p>
                  </text:list-item>
                  <text:list-item>
                    <text:p><text:span text:style-name="T4">Flexibil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02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**Flexibility:** 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Strengths</text:span></text:p>
                <text:list>
                  <text:list-item>
                    <text:p><text:span text:style-name="T4">Consistency</text:span></text:p>
                  </text:list-item>
                  <text:list-item>
                    <text:p><text:span text:style-name="T4">Flexibil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02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Enhances flexibility by allowing easy substitution of entire families of products in PHP projects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Weaknesses</text:span></text:p>
                <text:list>
                  <text:list-item>
                    <text:p><text:span text:style-name="T4">Complex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03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**Weaknesses**</text:span></text:p>
              <text:p text:style-name="P2"><text:span text:style-name="T5">1. **Complexity:** 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Weaknesses</text:span></text:p>
                <text:list>
                  <text:list-item>
                    <text:p><text:span text:style-name="T4">Complex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03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Can introduce unnecessary complexity by requiring additional classes for every product variation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Weaknesses</text:span></text:p>
                <text:list>
                  <text:list-item>
                    <text:p><text:span text:style-name="T4">Complexity</text:span></text:p>
                  </text:list-item>
                  <text:list-item>
                    <text:p><text:span text:style-name="T4">Learning Curve: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04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Learning Curve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Weaknesses</text:span></text:p>
                <text:list>
                  <text:list-item>
                    <text:p><text:span text:style-name="T4">Complexity</text:span></text:p>
                  </text:list-item>
                  <text:list-item>
                    <text:p><text:span text:style-name="T4">Learning Curve: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04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Requires a steeper learning curve, especially for beginners in PHP, due to abstract concepts. 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Opportunities</text:span></text:p>
                <text:list>
                  <text:list-item>
                    <text:p><text:span text:style-name="T4">Scalabil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05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**Scalability:** 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Opportunities</text:span></text:p>
                <text:list>
                  <text:list-item>
                    <text:p><text:span text:style-name="T4">Scalability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2" draw:style-name="gr2" draw:layer="layout" svg:width="0.254cm" svg:height="0.254cm" svg:x="0.254cm" svg:y="0.254cm">
          <draw:plugin xlink:href="../sound/s_05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Offers opportunities to scale applications by adding new products without modifying existing code.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Opportunities</text:span></text:p>
                <text:list>
                  <text:list-item>
                    <text:p><text:span text:style-name="T4">Scalability</text:span></text:p>
                  </text:list-item>
                  <text:list-item>
                    <text:p><text:span text:style-name="T4">Cross-Platform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06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Cross-Platform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Opportunities</text:span></text:p>
                <text:list>
                  <text:list-item>
                    <text:p><text:span text:style-name="T4">Scalability</text:span></text:p>
                  </text:list-item>
                  <text:list-item>
                    <text:p><text:span text:style-name="T4">Cross-Platform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3" draw:style-name="gr2" draw:layer="layout" svg:width="0.254cm" svg:height="0.254cm" svg:x="0.254cm" svg:y="0.254cm">
          <draw:plugin xlink:href="../sound/s_06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Facilitates the creation of cross-platform PHP applications, enhancing market reach and adaptability.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Threats</text:span></text:p>
                <text:list>
                  <text:list-item>
                    <text:p><text:span text:style-name="T4">Over-engineering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4" draw:style-name="gr2" draw:layer="layout" svg:width="0.254cm" svg:height="0.254cm" svg:x="0.254cm" svg:y="0.254cm">
          <draw:plugin xlink:href="../sound/s_07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"><text:span text:style-name="T5">Overengineering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Threats</text:span></text:p>
                <text:list>
                  <text:list-item>
                    <text:p><text:span text:style-name="T4">Over-engineering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5" draw:style-name="gr2" draw:layer="layout" svg:width="0.254cm" svg:height="0.254cm" svg:x="0.254cm" svg:y="0.254cm">
          <draw:plugin xlink:href="../sound/s_07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Risk of overengineering in simple PHP projects where a straightforward solution might be sufficient. </text:span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Threats</text:span></text:p>
                <text:list>
                  <text:list-item>
                    <text:p><text:span text:style-name="T4">Over-engineering</text:span></text:p>
                  </text:list-item>
                  <text:list-item>
                    <text:p><text:span text:style-name="T4">Performance Impact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6" draw:style-name="gr2" draw:layer="layout" svg:width="0.254cm" svg:height="0.254cm" svg:x="0.254cm" svg:y="0.254cm">
          <draw:plugin xlink:href="../sound/s_08a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Performance Impact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3" draw:text-style-name="P4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<text:span text:style-name="T4">Threats</text:span></text:p>
                <text:list>
                  <text:list-item>
                    <text:p><text:span text:style-name="T4">Over-engineering</text:span></text:p>
                  </text:list-item>
                  <text:list-item>
                    <text:p><text:span text:style-name="T4">Performance Impact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name="Media object 17" draw:style-name="gr2" draw:layer="layout" svg:width="0.254cm" svg:height="0.254cm" svg:x="0.254cm" svg:y="0.254cm">
          <draw:plugin xlink:href="../sound/s_08b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2"><text:span text:style-name="T5">May introduce a performance impact due to the extra layers of abstraction in PHP application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lash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0-14T16:41:48.760655020</dc:date>
    <meta:editing-duration>PT2H25M12S</meta:editing-duration>
    <meta:editing-cycles>22</meta:editing-cycles>
    <meta:document-statistic meta:object-count="109"/>
  </office:meta>
</office:document-meta>
</file>